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32pt" fo:font-weight="bold" officeooo:rsid="001aac79" officeooo:paragraph-rsid="001aac79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normal" officeooo:rsid="001aac79" officeooo:paragraph-rsid="001aac79" style:font-size-asian="12pt" style:font-weight-asian="normal" style:font-size-complex="12pt" style:font-weight-complex="normal"/>
    </style:style>
    <style:style style:name="P3" style:family="paragraph" style:parent-style-name="Standard" style:list-style-name="L2">
      <style:paragraph-properties fo:line-height="200%" fo:text-align="start" style:justify-single-word="false"/>
      <style:text-properties style:font-name="Arial" fo:font-size="12pt" fo:font-weight="normal" officeooo:rsid="001aac79" officeooo:paragraph-rsid="001aac79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200%" fo:text-align="start" style:justify-single-word="false"/>
      <style:text-properties style:font-name="Arial" fo:font-size="12pt" fo:font-weight="normal" officeooo:rsid="001aac79" officeooo:paragraph-rsid="001aac79" style:font-size-asian="12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ming Club</text:p>
      <text:p text:style-name="P1">Questionnaire</text:p>
      <text:p text:style-name="P2"/>
      <text:list xml:id="list2693323215028134363" text:style-name="L2">
        <text:list-item>
          <text:p text:style-name="P3">What is your gender?</text:p>
        </text:list-item>
      </text:list>
      <text:p text:style-name="P4"/>
      <text:list xml:id="list123156695092184" text:continue-numbering="true" text:style-name="L2">
        <text:list-item>
          <text:p text:style-name="P3">What is your course of study?</text:p>
        </text:list-item>
      </text:list>
      <text:p text:style-name="P4"/>
      <text:list xml:id="list123157716169307" text:continue-numbering="true" text:style-name="L2">
        <text:list-item>
          <text:p text:style-name="P3">What year of study are you in?</text:p>
        </text:list-item>
      </text:list>
      <text:p text:style-name="P4"/>
      <text:list xml:id="list123157844665185" text:continue-numbering="true" text:style-name="L2">
        <text:list-item>
          <text:p text:style-name="P3">How much programming experience do you have?</text:p>
          <text:p text:style-name="P3">beginner / intermediate / advanced</text:p>
        </text:list-item>
      </text:list>
      <text:p text:style-name="P4"/>
      <text:list xml:id="list123157197244293" text:continue-numbering="true" text:style-name="L2">
        <text:list-item>
          <text:p text:style-name="P3">What is your favourite programming language?</text:p>
        </text:list-item>
      </text:list>
      <text:p text:style-name="P4"/>
      <text:list xml:id="list123157436351848" text:continue-numbering="true" text:style-name="L2">
        <text:list-item>
          <text:p text:style-name="P3">Which problems did you work on today?</text:p>
        </text:list-item>
      </text:list>
      <text:p text:style-name="P4"/>
      <text:list xml:id="list123157528588999" text:continue-numbering="true" text:style-name="L2">
        <text:list-item>
          <text:p text:style-name="P3">Are there any particular problems or techniques you would like to hear more about in future courses?</text:p>
        </text:list-item>
      </text:list>
      <text:p text:style-name="P4"/>
      <text:list xml:id="list123156815819270" text:continue-numbering="true" text:style-name="L2">
        <text:list-item>
          <text:p text:style-name="P3">Would you like to continue with the problems you worked on today or would you like to see new things right away?</text:p>
        </text:list-item>
      </text:list>
      <text:p text:style-name="P4"/>
      <text:list xml:id="list123157249947942" text:continue-numbering="true" text:style-name="L2">
        <text:list-item>
          <text:p text:style-name="P3">Do you think you can benefit from the programming club and improve your skills and knowledge about programming?</text:p>
        </text:list-item>
      </text:list>
      <text:p text:style-name="P4"/>
      <text:list xml:id="list123157983766682" text:continue-numbering="true" text:style-name="L2">
        <text:list-header>
          <text:p text:style-name="P3"/>
        </text:list-header>
        <text:list-item>
          <text:p text:style-name="P3"><text:soft-page-break/>Do you think the news section in the beginning is an interesting thing to have or would you rather like to start coding right away?</text:p>
        </text:list-item>
      </text:list>
      <text:p text:style-name="P4"/>
      <text:list xml:id="list123158162602194" text:continue-numbering="true" text:style-name="L2">
        <text:list-item>
          <text:p text:style-name="P3">Would you like to have more things explained openly on the white board?</text:p>
          <text:p text:style-name="P3"/>
        </text:list-item>
        <text:list-item>
          <text:p text:style-name="P3">Do you intend to visit the course again?</text:p>
        </text:list-item>
      </text:list>
      <text:p text:style-name="P4"/>
      <text:list xml:id="list123157855628949" text:continue-numbering="true" text:style-name="L2">
        <text:list-item>
          <text:p text:style-name="P3">Would you recommend the course to others?</text:p>
        </text:list-item>
      </text:list>
      <text:p text:style-name="P4"/>
      <text:list xml:id="list123157811995761" text:continue-numbering="true" text:style-name="L2">
        <text:list-item>
          <text:p text:style-name="P3">Do you have any further comments?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</text:list-item>
      </text:list>
      <text:p text:style-name="P4"/>
      <text:p text:style-name="P4"/>
      <text:list xml:id="list123158214875132" text:continue-numbering="true" text:style-name="L2">
        <text:list-item>
          <text:p text:style-name="P3">If you want to be added to the mailing list, you can write down your email address here: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5T12:15:04.151636952</meta:creation-date>
    <dc:date>2016-02-25T12:31:56.334080217</dc:date>
    <meta:editing-duration>PT51S</meta:editing-duration>
    <meta:editing-cycles>1</meta:editing-cycles>
    <meta:document-statistic meta:table-count="0" meta:image-count="0" meta:object-count="0" meta:page-count="2" meta:paragraph-count="18" meta:word-count="194" meta:character-count="1030" meta:non-whitespace-character-count="869"/>
    <meta:generator>LibreOffice/4.2.8.2$Linux_X86_64 LibreOffice_project/420m0$Build-2</meta:generator>
  </office:meta>
</office:document-meta>
</file>